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8a4a" officeooo:paragraph-rsid="00048a4a"/>
    </style:style>
    <style:style style:name="P2" style:family="paragraph" style:parent-style-name="Standard">
      <style:text-properties fo:color="#000000" officeooo:rsid="00048a4a" officeooo:paragraph-rsid="00048a4a"/>
    </style:style>
    <style:style style:name="P3" style:family="paragraph" style:parent-style-name="Standard">
      <style:text-properties officeooo:rsid="0005855e" officeooo:paragraph-rsid="0005855e"/>
    </style:style>
    <style:style style:name="P4" style:family="paragraph" style:parent-style-name="Standard">
      <style:text-properties officeooo:rsid="0006427e" officeooo:paragraph-rsid="0006427e"/>
    </style:style>
    <style:style style:name="P5" style:family="paragraph" style:parent-style-name="Standard">
      <loext:graphic-properties draw:fill="solid" draw:fill-color="#2b2b2b"/>
      <style:paragraph-properties fo:background-color="#2b2b2b" fo:padding="0in" fo:border="none"/>
    </style:style>
    <style:style style:name="P6" style:family="paragraph" style:parent-style-name="Standard">
      <style:text-properties officeooo:rsid="0006831b" officeooo:paragraph-rsid="0006831b"/>
    </style:style>
    <style:style style:name="P7" style:family="paragraph" style:parent-style-name="Standard">
      <loext:graphic-properties draw:fill="solid" draw:fill-color="#2b2b2b"/>
      <style:paragraph-properties fo:background-color="#2b2b2b" fo:padding="0in" fo:border="none"/>
    </style:style>
    <style:style style:name="T1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officeooo:rsid="0006427e"/>
    </style:style>
    <style:style style:name="T15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version 1 (original one) (run file q2_keras.py)</text:p>
      <text:p text:style-name="P1"/>
      <text:p text:style-name="P2"><text:span text:style-name="T13">num_classes = 10</text:span><text:line-break/><text:span text:style-name="T13">latent_dim = 100</text:span><text:line-break/><text:span text:style-name="T13">optimizer = Adam(0.0002, 0.5)</text:span></text:p>
      <text:p text:style-name="P1"/>
      <text:p text:style-name="Standard"/>
      <text:p text:style-name="P5"><text:line-break/><text:span text:style-name="T5">def </text:span><text:span text:style-name="T7">generator</text:span><text:span text:style-name="T1">():</text:span><text:line-break/><text:span text:style-name="T1"> <text:s text:c="3"/>model = Sequential()</text:span><text:line-break/><text:span text:style-name="T1"> <text:s text:c="3"/>model.add(Dense(</text:span><text:span text:style-name="T3">256</text:span><text:span text:style-name="T5">, </text:span><text:span text:style-name="T9">input_dim</text:span><text:span text:style-name="T1">=latent_dim))</text:span><text:line-break/><text:span text:style-name="T1"> <text:s text:c="3"/>model.add(LeakyReLU(</text:span><text:span text:style-name="T9">alpha</text:span><text:span text:style-name="T1">=</text:span><text:span text:style-name="T3">0.2</text:span><text:span text:style-name="T1">))</text:span><text:line-break/><text:span text:style-name="T1"> <text:s text:c="3"/>model.add(BatchNormalization(</text:span><text:span text:style-name="T9">momentum</text:span><text:span text:style-name="T1">=</text:span><text:span text:style-name="T3">0.8</text:span><text:span text:style-name="T1">))</text:span><text:line-break/><text:span text:style-name="T1"> <text:s text:c="3"/>model.add(Dense(</text:span><text:span text:style-name="T3">512</text:span><text:span text:style-name="T1">))</text:span><text:line-break/><text:span text:style-name="T1"> <text:s text:c="3"/>model.add(LeakyReLU(</text:span><text:span text:style-name="T9">alpha</text:span><text:span text:style-name="T1">=</text:span><text:span text:style-name="T3">0.2</text:span><text:span text:style-name="T1">))</text:span><text:line-break/><text:span text:style-name="T1"> <text:s text:c="3"/>model.add(BatchNormalization(</text:span><text:span text:style-name="T9">momentum</text:span><text:span text:style-name="T1">=</text:span><text:span text:style-name="T3">0.8</text:span><text:span text:style-name="T1">))</text:span><text:line-break/><text:span text:style-name="T1"> <text:s text:c="3"/>model.add(Dense(</text:span><text:span text:style-name="T3">1024</text:span><text:span text:style-name="T1">))</text:span><text:line-break/><text:span text:style-name="T1"> <text:s text:c="3"/>model.add(LeakyReLU(</text:span><text:span text:style-name="T9">alpha</text:span><text:span text:style-name="T1">=</text:span><text:span text:style-name="T3">0.2</text:span><text:span text:style-name="T1">))</text:span><text:line-break/><text:span text:style-name="T1"> <text:s text:c="3"/>model.add(BatchNormalization(</text:span><text:span text:style-name="T9">momentum</text:span><text:span text:style-name="T1">=</text:span><text:span text:style-name="T3">0.8</text:span><text:span text:style-name="T1">))</text:span><text:line-break/><text:span text:style-name="T1"> <text:s text:c="3"/>model.add(Dense(np.prod(img_shape)</text:span><text:span text:style-name="T5">, </text:span><text:span text:style-name="T9">activation</text:span><text:span text:style-name="T1">=</text:span><text:span text:style-name="T11">'tanh'</text:span><text:span text:style-name="T1">))</text:span><text:line-break/><text:span text:style-name="T1"> <text:s text:c="3"/>model.add(Reshape(img_shape))</text:span><text:line-break/><text:span text:style-name="T1"> <text:s text:c="3"/>model.summary()</text:span><text:line-break/><text:line-break/><text:span text:style-name="T1"> <text:s text:c="3"/>noise = Input(</text:span><text:span text:style-name="T9">shape</text:span><text:span text:style-name="T1">=(latent_dim</text:span><text:span text:style-name="T5">,</text:span><text:span text:style-name="T1">))</text:span><text:line-break/><text:span text:style-name="T1"> <text:s text:c="3"/>label = Input(</text:span><text:span text:style-name="T9">shape</text:span><text:span text:style-name="T1">=(</text:span><text:span text:style-name="T3">1</text:span><text:span text:style-name="T5">,</text:span><text:span text:style-name="T1">)</text:span><text:span text:style-name="T5">, </text:span><text:span text:style-name="T9">dtype</text:span><text:span text:style-name="T1">=</text:span><text:span text:style-name="T11">'int32'</text:span><text:span text:style-name="T1">)</text:span><text:line-break/><text:span text:style-name="T1"> <text:s text:c="3"/>label_embedding = Flatten()(Embedding(num_classes</text:span><text:span text:style-name="T5">, </text:span><text:span text:style-name="T1">latent_dim)(label))</text:span><text:line-break/><text:span text:style-name="T1"> <text:s text:c="3"/>model_input = multiply([noise</text:span><text:span text:style-name="T5">, </text:span><text:span text:style-name="T1">label_embedding])</text:span><text:line-break/><text:span text:style-name="T1"> <text:s text:c="3"/>img = model(model_input)</text:span><text:line-break/><text:span text:style-name="T1"> <text:s text:c="3"/></text:span><text:span text:style-name="T5">return </text:span><text:span text:style-name="T1">Model([noise</text:span><text:span text:style-name="T5">, </text:span><text:span text:style-name="T1">label]</text:span><text:span text:style-name="T5">, </text:span><text:span text:style-name="T1">img)</text:span><text:line-break/><text:line-break/><text:span text:style-name="T5">def </text:span><text:span text:style-name="T7">discriminator</text:span><text:span text:style-name="T1">():</text:span><text:line-break/><text:span text:style-name="T1"> <text:s text:c="3"/>model = Sequential()</text:span><text:line-break/><text:span text:style-name="T1"> <text:s text:c="3"/>model.add(Dense(</text:span><text:span text:style-name="T3">512</text:span><text:span text:style-name="T5">, </text:span><text:span text:style-name="T9">input_dim</text:span><text:span text:style-name="T1">=np.prod(img_shape)))</text:span><text:line-break/><text:span text:style-name="T1"> <text:s text:c="3"/>model.add(LeakyReLU(</text:span><text:span text:style-name="T9">alpha</text:span><text:span text:style-name="T1">=</text:span><text:span text:style-name="T3">0.2</text:span><text:span text:style-name="T1">))</text:span><text:line-break/><text:span text:style-name="T1"> <text:s text:c="3"/>model.add(Dense(</text:span><text:span text:style-name="T3">512</text:span><text:span text:style-name="T1">))</text:span><text:line-break/><text:span text:style-name="T1"> <text:s text:c="3"/>model.add(LeakyReLU(</text:span><text:span text:style-name="T9">alpha</text:span><text:span text:style-name="T1">=</text:span><text:span text:style-name="T3">0.2</text:span><text:span text:style-name="T1">))</text:span><text:line-break/><text:span text:style-name="T1"> <text:s text:c="3"/>model.add(Dropout(</text:span><text:span text:style-name="T3">0.4</text:span><text:span text:style-name="T1">))</text:span><text:line-break/><text:span text:style-name="T1"> <text:s text:c="3"/>model.add(Dense(</text:span><text:span text:style-name="T3">512</text:span><text:span text:style-name="T1">))</text:span><text:line-break/><text:span text:style-name="T1"> <text:s text:c="3"/>model.add(LeakyReLU(</text:span><text:span text:style-name="T9">alpha</text:span><text:span text:style-name="T1">=</text:span><text:span text:style-name="T3">0.2</text:span><text:span text:style-name="T1">))</text:span><text:line-break/><text:span text:style-name="T1"> <text:s text:c="3"/>model.add(Dropout(</text:span><text:span text:style-name="T3">0.4</text:span><text:span text:style-name="T1">))</text:span><text:line-break/><text:span text:style-name="T1"> <text:s text:c="3"/>model.add(Dense(</text:span><text:span text:style-name="T3">1</text:span><text:span text:style-name="T5">, </text:span><text:span text:style-name="T9">activation</text:span><text:span text:style-name="T1">=</text:span><text:span text:style-name="T11">'sigmoid'</text:span><text:span text:style-name="T1">))</text:span><text:line-break/><text:span text:style-name="T1"> <text:s text:c="3"/>model.summary()</text:span><text:line-break/><text:line-break/><text:span text:style-name="T1"> <text:s text:c="3"/>img = Input(</text:span><text:span text:style-name="T9">shape</text:span><text:span text:style-name="T1">=img_shape)</text:span><text:line-break/><text:span text:style-name="T1"> <text:s text:c="3"/>label = Input(</text:span><text:span text:style-name="T9">shape</text:span><text:span text:style-name="T1">=(</text:span><text:span text:style-name="T3">1</text:span><text:span text:style-name="T5">,</text:span><text:span text:style-name="T1">)</text:span><text:span text:style-name="T5">, </text:span><text:span text:style-name="T9">dtype</text:span><text:span text:style-name="T1">=</text:span><text:span text:style-name="T11">'int32'</text:span><text:span text:style-name="T1">)</text:span><text:line-break/><text:span text:style-name="T1"> <text:s text:c="3"/>label_embedding = Flatten()(Embedding(num_classes</text:span><text:span text:style-name="T5">, </text:span><text:span text:style-name="T1">np.prod(img_shape))(label))</text:span><text:line-break/><text:span text:style-name="T1"> <text:s text:c="3"/>flat_img = Flatten()(img)</text:span><text:line-break/><text:line-break/><text:span text:style-name="T1"> <text:s text:c="3"/>model_input = multiply([flat_img</text:span><text:span text:style-name="T5">, </text:span><text:span text:style-name="T1">label_embedding])</text:span><text:line-break/><text:span text:style-name="T1"> <text:s text:c="3"/>validity = model(model_input)</text:span><text:line-break/><text:span text:style-name="T1"> <text:s text:c="3"/></text:span><text:span text:style-name="T5">return </text:span><text:span text:style-name="T1">Model([img</text:span><text:span text:style-name="T5">, </text:span><text:span text:style-name="T1">label]</text:span><text:span text:style-name="T5">, </text:span><text:span text:style-name="T1">validity)</text:span></text:p>
      <text:p text:style-name="Standard"/>
      <text:p text:style-name="Standard"/>
      <text:p text:style-name="P5"><text:span text:style-name="T1">batch_size=</text:span><text:span text:style-name="T3">32</text:span></text:p>
      <text:p text:style-name="Standard"/>
      <text:p text:style-name="P5"><text:span text:style-name="T1">train(</text:span><text:span text:style-name="T9">save_image_interval</text:span><text:span text:style-name="T1">=</text:span><text:span text:style-name="T3">200</text:span><text:span text:style-name="T5">, </text:span><text:span text:style-name="T9">save_model_interval</text:span><text:span text:style-name="T1">=</text:span><text:span text:style-name="T3">1000</text:span><text:span text:style-name="T5">, </text:span><text:span text:style-name="T9">epochs </text:span><text:span text:style-name="T1">= </text:span><text:span text:style-name="T3">100000</text:span><text:span text:style-name="T1">)</text:span></text:p>
      <text:p text:style-name="Standard"/>
      <text:p text:style-name="Standard"/>
      <text:p text:style-name="P3"><text:soft-page-break/>Version 2: Same <text:span text:style-name="T14">hyper parameters</text:span> at in version 1 but use batch_size = 16 and learning rate = 0.0015</text:p>
      <text:p text:style-name="Standard"/>
      <text:p text:style-name="Standard"/>
      <text:p text:style-name="P4">Version 3: ( the target is to create the mode collapse effect)</text:p>
      <text:p text:style-name="P4">Same hyper parameters at in version 1, but use latent_dim = 1 because we want to see the mode collapse effect</text:p>
      <text:p text:style-name="P4">( run file keras_q2_mode_collapse.py)</text:p>
      <text:p text:style-name="P4"/>
      <text:p text:style-name="P4"/>
      <text:p text:style-name="Standard"/>
      <text:p text:style-name="Standard"/>
      <text:p text:style-name="P6">Version 4 ( the target is to create the failure convergence effect)</text:p>
      <text:p text:style-name="P6">(run the file q2_keras_convergence_failure.py)</text:p>
      <text:p text:style-name="P6"/>
      <text:p text:style-name="P5"><text:span text:style-name="T1">num_classes = </text:span><text:span text:style-name="T3">10</text:span><text:line-break/><text:span text:style-name="T1">latent_dim = </text:span><text:span text:style-name="T3">100</text:span><text:line-break/><text:span text:style-name="T1">optimizer = Adam(</text:span><text:span text:style-name="T9">lr</text:span><text:span text:style-name="T1">=</text:span><text:span text:style-name="T3">0.004</text:span><text:span text:style-name="T5">, </text:span><text:span text:style-name="T9">beta_1</text:span><text:span text:style-name="T1">=</text:span><text:span text:style-name="T3">0.95</text:span><text:span text:style-name="T1">) </text:span><text:line-break/></text:p>
      <text:p text:style-name="Standard"/>
      <text:p text:style-name="P5"><text:line-break/><text:span text:style-name="T5">def </text:span><text:span text:style-name="T7">generator</text:span><text:span text:style-name="T1">():</text:span><text:line-break/><text:span text:style-name="T1"> <text:s text:c="3"/>model = Sequential()</text:span><text:line-break/><text:span text:style-name="T1"> <text:s text:c="3"/>model.add(Dense(</text:span><text:span text:style-name="T3">256</text:span><text:span text:style-name="T5">, </text:span><text:span text:style-name="T9">input_dim</text:span><text:span text:style-name="T1">=latent_dim))</text:span><text:line-break/><text:span text:style-name="T1"> <text:s text:c="3"/>model.add(LeakyReLU(</text:span><text:span text:style-name="T9">alpha</text:span><text:span text:style-name="T1">=</text:span><text:span text:style-name="T3">0.2</text:span><text:span text:style-name="T1">))</text:span><text:line-break/><text:span text:style-name="T1"> <text:s text:c="3"/>model.add(BatchNormalization(</text:span><text:span text:style-name="T9">momentum</text:span><text:span text:style-name="T1">=</text:span><text:span text:style-name="T3">0.8</text:span><text:span text:style-name="T1">))</text:span><text:line-break/><text:line-break/><text:span text:style-name="T1"> <text:s text:c="3"/></text:span><text:span text:style-name="T11">"""</text:span><text:line-break/><text:span text:style-name="T11"> <text:s text:c="3"/>model.add(Dense(512))</text:span><text:line-break/><text:span text:style-name="T11"> <text:s text:c="3"/>model.add(LeakyReLU(alpha=0.2))</text:span><text:line-break/><text:span text:style-name="T11"> <text:s text:c="3"/>model.add(BatchNormalization(momentum=0.8))</text:span><text:line-break/><text:span text:style-name="T11"> <text:s text:c="3"/></text:span><text:line-break/><text:span text:style-name="T11"> <text:s text:c="3"/>model.add(Dense(1024))</text:span><text:line-break/><text:span text:style-name="T11"> <text:s text:c="3"/>model.add(LeakyReLU(alpha=0.2))</text:span><text:line-break/><text:span text:style-name="T11"> <text:s text:c="3"/>model.add(BatchNormalization(momentum=0.8))</text:span><text:line-break/><text:span text:style-name="T11"> <text:s text:c="3"/>"""</text:span><text:line-break/><text:span text:style-name="T11"> <text:s text:c="3"/></text:span><text:span text:style-name="T1">model.add(Dense(np.prod(img_shape)</text:span><text:span text:style-name="T5">, </text:span><text:span text:style-name="T9">activation</text:span><text:span text:style-name="T1">=</text:span><text:span text:style-name="T11">'tanh'</text:span><text:span text:style-name="T1">))</text:span><text:line-break/><text:span text:style-name="T1"> <text:s text:c="3"/>model.add(Reshape(img_shape))</text:span><text:line-break/><text:span text:style-name="T1"> <text:s text:c="3"/>model.summary()</text:span><text:line-break/><text:line-break/><text:span text:style-name="T1"> <text:s text:c="3"/>noise = Input(</text:span><text:span text:style-name="T9">shape</text:span><text:span text:style-name="T1">=(latent_dim</text:span><text:span text:style-name="T5">,</text:span><text:span text:style-name="T1">))</text:span><text:line-break/><text:span text:style-name="T1"> <text:s text:c="3"/>label = Input(</text:span><text:span text:style-name="T9">shape</text:span><text:span text:style-name="T1">=(</text:span><text:span text:style-name="T3">1</text:span><text:span text:style-name="T5">,</text:span><text:span text:style-name="T1">)</text:span><text:span text:style-name="T5">, </text:span><text:span text:style-name="T9">dtype</text:span><text:span text:style-name="T1">=</text:span><text:span text:style-name="T11">'int32'</text:span><text:span text:style-name="T1">)</text:span><text:line-break/><text:span text:style-name="T1"> <text:s text:c="3"/>label_embedding = Flatten()(Embedding(num_classes</text:span><text:span text:style-name="T5">, </text:span><text:span text:style-name="T1">latent_dim)(label))</text:span><text:line-break/><text:span text:style-name="T1"> <text:s text:c="3"/>model_input = multiply([noise</text:span><text:span text:style-name="T5">, </text:span><text:span text:style-name="T1">label_embedding])</text:span><text:line-break/><text:span text:style-name="T1"> <text:s text:c="3"/>img = model(model_input)</text:span><text:line-break/><text:span text:style-name="T1"> <text:s text:c="3"/></text:span><text:span text:style-name="T5">return </text:span><text:span text:style-name="T1">Model([noise</text:span><text:span text:style-name="T5">, </text:span><text:span text:style-name="T1">label]</text:span><text:span text:style-name="T5">, </text:span><text:span text:style-name="T1">img)</text:span><text:line-break/><text:line-break/><text:span text:style-name="T5">def </text:span><text:span text:style-name="T7">discriminator</text:span><text:span text:style-name="T1">():</text:span><text:line-break/><text:span text:style-name="T1"> <text:s text:c="3"/>model = Sequential()</text:span><text:line-break/><text:span text:style-name="T1"> <text:s text:c="3"/>model.add(Dense(</text:span><text:span text:style-name="T3">512</text:span><text:span text:style-name="T5">, </text:span><text:span text:style-name="T9">input_dim</text:span><text:span text:style-name="T1">=np.prod(img_shape)))</text:span><text:line-break/><text:span text:style-name="T1"> <text:s text:c="3"/>model.add(LeakyReLU(</text:span><text:span text:style-name="T9">alpha</text:span><text:span text:style-name="T1">=</text:span><text:span text:style-name="T3">0.2</text:span><text:span text:style-name="T1">))</text:span><text:line-break/><text:line-break/><text:span text:style-name="T1"> <text:s text:c="3"/></text:span><text:span text:style-name="T11">"""</text:span><text:line-break/><text:span text:style-name="T11"> <text:s text:c="3"/>model.add(Dense(512))</text:span><text:line-break/><text:span text:style-name="T11"> <text:s text:c="3"/>model.add(LeakyReLU(alpha=0.2))</text:span><text:line-break/><text:span text:style-name="T11"> <text:s text:c="3"/>model.add(Dropout(0.4))</text:span><text:line-break/><text:span text:style-name="T11"> <text:s text:c="3"/></text:span><text:line-break/><text:span text:style-name="T11"> <text:s text:c="3"/>model.add(Dense(512))</text:span><text:line-break/><text:span text:style-name="T11"> <text:s text:c="3"/>model.add(LeakyReLU(alpha=0.2))</text:span><text:line-break/><text:soft-page-break/><text:span text:style-name="T11"> <text:s text:c="3"/>model.add(Dropout(0.4))</text:span><text:line-break/><text:span text:style-name="T11"> <text:s text:c="3"/>"""</text:span><text:line-break/><text:span text:style-name="T11"> <text:s text:c="3"/></text:span><text:span text:style-name="T1">model.add(Dense(</text:span><text:span text:style-name="T3">1</text:span><text:span text:style-name="T5">, </text:span><text:span text:style-name="T9">activation</text:span><text:span text:style-name="T1">=</text:span><text:span text:style-name="T11">'sigmoid'</text:span><text:span text:style-name="T1">))</text:span><text:line-break/><text:span text:style-name="T1"> <text:s text:c="3"/>model.summary()</text:span><text:line-break/><text:line-break/><text:span text:style-name="T1"> <text:s text:c="3"/>img = Input(</text:span><text:span text:style-name="T9">shape</text:span><text:span text:style-name="T1">=img_shape)</text:span><text:line-break/><text:span text:style-name="T1"> <text:s text:c="3"/>label = Input(</text:span><text:span text:style-name="T9">shape</text:span><text:span text:style-name="T1">=(</text:span><text:span text:style-name="T3">1</text:span><text:span text:style-name="T5">,</text:span><text:span text:style-name="T1">)</text:span><text:span text:style-name="T5">, </text:span><text:span text:style-name="T9">dtype</text:span><text:span text:style-name="T1">=</text:span><text:span text:style-name="T11">'int32'</text:span><text:span text:style-name="T1">)</text:span><text:line-break/><text:span text:style-name="T1"> <text:s text:c="3"/>label_embedding = Flatten()(Embedding(num_classes</text:span><text:span text:style-name="T5">, </text:span><text:span text:style-name="T1">np.prod(img_shape))(label))</text:span><text:line-break/><text:span text:style-name="T1"> <text:s text:c="3"/>flat_img = Flatten()(img)</text:span><text:line-break/><text:line-break/><text:span text:style-name="T1"> <text:s text:c="3"/>model_input = multiply([flat_img</text:span><text:span text:style-name="T5">, </text:span><text:span text:style-name="T1">label_embedding])</text:span><text:line-break/><text:span text:style-name="T1"> <text:s text:c="3"/>validity = model(model_input)</text:span><text:line-break/><text:span text:style-name="T1"> <text:s text:c="3"/></text:span><text:span text:style-name="T5">return </text:span><text:span text:style-name="T1">Model([img</text:span><text:span text:style-name="T5">, </text:span><text:span text:style-name="T1">label]</text:span><text:span text:style-name="T5">, </text:span><text:span text:style-name="T1">validity)</text:span><text:line-break/></text:p>
      <text:p text:style-name="Standard"/>
      <text:p text:style-name="Standard"/>
      <text:p text:style-name="P5"><text:line-break/><text:span text:style-name="T1">batch_size=</text:span><text:span text:style-name="T3">32</text:span><text:line-break/></text:p>
      <text:p text:style-name="Standard"/>
      <text:p text:style-name="Standard"/>
      <text:p text:style-name="P5"><text:span text:style-name="T1">train(</text:span><text:span text:style-name="T9">save_image_interval</text:span><text:span text:style-name="T1">=</text:span><text:span text:style-name="T3">100</text:span><text:span text:style-name="T5">, </text:span><text:span text:style-name="T9">save_model_interval</text:span><text:span text:style-name="T1">=</text:span><text:span text:style-name="T3">1000</text:span><text:span text:style-name="T5">, </text:span><text:span text:style-name="T9">epochs </text:span><text:span text:style-name="T1">= </text:span><text:span text:style-name="T3">30000</text:span><text:span text:style-name="T1">)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16:00:19.283064804</meta:creation-date>
    <dc:date>2020-11-20T21:14:43.973165750</dc:date>
    <meta:editing-duration>PT15M10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3" meta:paragraph-count="15" meta:word-count="281" meta:character-count="3819" meta:non-whitespace-character-count="3214"/>
  </office:meta>
</office:document-meta>
</file>